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6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ORROWED AX (6:1-7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BORROWED AX (6:1-7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x head falls (6:4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x head floats (6:6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KINGS 6-7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BORROWED AX (6:1-7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BLINDED ARMY (6:8-23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BLINDED ARMY (6:8-23)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background (6:8-17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background (6:8-1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velations to Elisha (6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taliation against Elisha (6:11-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assurance by Elisha (6:15-1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assurance by Elisha (6:15-17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anic (6:1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romise (6:1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ayer (6:17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protection (6:17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background (6:8-17)<text:s text:c="1"/></text:span><text:span text:style-name="a521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revelations to Elisha (6:8-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taliation against Elisha (6:11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assurance by Elisha (6:15-17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BLINDED ARMY (6:8-23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background (6:8-1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linding (6:18-23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blinding (6:18-23)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miracle (6:18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march (6:19-20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mercy (6:21-2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BLINDED ARMY (6:8-23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background (6:8-17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blinding (6:18-23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2 KINGS 6-7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BORROWED AX (6:1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LINDED ARMY (6:8-23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BESIEGED CITY (6:24-7:20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2" draw:style-name="a603" draw:master-page-name="Master1-Layout12-tx-Title-and-Text" presentation:presentation-page-layout-name="Master1-PPL12" draw:id="Slide-267">
        <draw:frame draw:id="id105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BESIEGED CITY (6:24-7:20):<text:s text:c="1"/></text:span><text:span text:style-name="a605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 plight of the people (6:24-2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prejudice of the king (6:30-33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prophecy of Elisha (7:1-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prophecy of Elisha (7:1-2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re will be abundant food for the famine-stricken city within 24 hours (7:1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king's officer who doubted Elisha's first prophecy will not be able to eat any of the food (7: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BESIEGED CITY (6:24-7:20):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plight of the people (6:24-29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prejudice of the king (6:30-3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ophecy of Elisha (7:1-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panic of the Arameans (7:3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panic of the Arameans (7:3-11):<text:s text:c="1"/></text:span><text:span text:style-name="a659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 desperation (7:3-4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discovery (7:5-8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uty (7:9-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6" draw:style-name="a675" draw:master-page-name="Master1-Layout12-tx-Title-and-Text" presentation:presentation-page-layout-name="Master1-PPL12" draw:id="Slide-271">
        <draw:frame draw:id="id113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THE BESIEGED CITY (6:24-7:20):<text:s text:c="1"/></text:span><text:span text:style-name="a677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plight of the people (6:24-29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prejudice of the king (6:30-3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prophecy of Elisha (7:1-2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panic of the Arameans (7:3-1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lunder by the people (7:12-1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assing of the officer (7:17-2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2 KINGS 6-7<text:s text:c="1"/></text:span><text:span text:style-name="a704" text:class-names=""/></text:p>
          </draw:text-box>
          <svg:title/>
          <svg:desc/>
        </draw:frame>
        <draw:frame draw:id="id116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BORROWED AX (6:1-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BLINDED ARMY (6:8-23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THE BESIEGED CITY (6:24-7:20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6-7 </dc:title>
    <meta:initial-creator>David STRICKLAND</meta:initial-creator>
    <dc:creator>David STRICKLAND</dc:creator>
    <meta:creation-date>2020-02-22T17:28:50Z</meta:creation-date>
    <dc:date>2020-02-22T17:28:50Z</dc:date>
    <meta:template xlink:href="BibleStudy" xlink:type="simple"/>
    <meta:editing-cycles>1</meta:editing-cycles>
    <meta:editing-duration>PT0S</meta:editing-duration>
    <meta:document-statistic meta:paragraph-count="64" meta:word-count="457"/>
  </office:meta>
</office:document-meta>
</file>